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3824" officeooo:paragraph-rsid="000c3824"/>
    </style:style>
    <style:style style:name="P2" style:family="paragraph" style:parent-style-name="Text_20_body">
      <style:text-properties officeooo:paragraph-rsid="000c3824"/>
    </style:style>
    <style:style style:name="P3" style:family="paragraph" style:parent-style-name="Text_20_body">
      <style:text-properties officeooo:paragraph-rsid="000f3e78"/>
    </style:style>
    <style:style style:name="P4" style:family="paragraph" style:parent-style-name="Text_20_body">
      <style:text-properties style:text-underline-style="solid" style:text-underline-width="auto" style:text-underline-color="font-color" officeooo:rsid="000c3824" officeooo:paragraph-rsid="000c3824"/>
    </style:style>
    <style:style style:name="P5" style:family="paragraph" style:parent-style-name="Text_20_body">
      <style:text-properties officeooo:rsid="0017c9ad" officeooo:paragraph-rsid="0017c9ad"/>
    </style:style>
    <style:style style:name="P6" style:family="paragraph" style:parent-style-name="Text_20_body">
      <style:text-properties officeooo:rsid="0017c9ad" officeooo:paragraph-rsid="00211435"/>
    </style:style>
    <style:style style:name="P7" style:family="paragraph" style:parent-style-name="Heading_20_1">
      <style:text-properties officeooo:rsid="001a27e2" officeooo:paragraph-rsid="001a27e2"/>
    </style:style>
    <style:style style:name="P8" style:family="paragraph" style:parent-style-name="Heading_20_1">
      <style:text-properties officeooo:rsid="000c3824" officeooo:paragraph-rsid="000c3824"/>
    </style:style>
    <style:style style:name="P9" style:family="paragraph" style:parent-style-name="Heading_20_3">
      <style:text-properties officeooo:rsid="000c3824" officeooo:paragraph-rsid="000c3824"/>
    </style:style>
    <style:style style:name="P10" style:family="paragraph" style:parent-style-name="Text_20_body" style:list-style-name="L1">
      <style:text-properties officeooo:paragraph-rsid="000f3e78"/>
    </style:style>
    <style:style style:name="P11" style:family="paragraph" style:parent-style-name="Text_20_body" style:list-style-name="L2">
      <style:text-properties officeooo:rsid="000c3824" officeooo:paragraph-rsid="000c3824"/>
    </style:style>
    <style:style style:name="P12" style:family="paragraph" style:parent-style-name="Text_20_body" style:list-style-name="L3">
      <style:text-properties officeooo:rsid="000c3824" officeooo:paragraph-rsid="000c3824"/>
    </style:style>
    <style:style style:name="P13" style:family="paragraph" style:parent-style-name="Text_20_body" style:list-style-name="L4">
      <style:text-properties officeooo:paragraph-rsid="001bf04a"/>
    </style:style>
    <style:style style:name="P14" style:family="paragraph" style:parent-style-name="Text_20_body" style:list-style-name="L4">
      <style:text-properties officeooo:rsid="001a27e2" officeooo:paragraph-rsid="001a27e2"/>
    </style:style>
    <style:style style:name="P15" style:family="paragraph" style:parent-style-name="Text_20_body" style:list-style-name="L4">
      <style:text-properties officeooo:rsid="001ce96a" officeooo:paragraph-rsid="001ce96a"/>
    </style:style>
    <style:style style:name="P16" style:family="paragraph" style:parent-style-name="Text_20_body" style:list-style-name="L4">
      <style:text-properties officeooo:rsid="001f1a3a" officeooo:paragraph-rsid="001f1a3a"/>
    </style:style>
    <style:style style:name="P17" style:family="paragraph" style:parent-style-name="Text_20_body" style:list-style-name="L4">
      <style:text-properties officeooo:rsid="001bffa7" officeooo:paragraph-rsid="001bffa7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a27e2"/>
    </style:style>
    <style:style style:name="T7" style:family="text">
      <style:text-properties fo:font-weight="bold" officeooo:rsid="001a27e2" style:font-weight-asian="bold" style:font-weight-complex="bold"/>
    </style:style>
    <style:style style:name="T8" style:family="text">
      <style:text-properties fo:font-weight="bold" officeooo:rsid="00211435" style:font-weight-asian="bold" style:font-weight-complex="bold"/>
    </style:style>
    <style:style style:name="T9" style:family="text">
      <style:text-properties fo:font-weight="normal" officeooo:rsid="001a27e2" style:font-weight-asian="normal" style:font-weight-complex="normal"/>
    </style:style>
    <style:style style:name="T10" style:family="text">
      <style:text-properties officeooo:rsid="001bf04a"/>
    </style:style>
    <style:style style:name="T11" style:family="text">
      <style:text-properties officeooo:rsid="001c85a5"/>
    </style:style>
    <style:style style:name="T12" style:family="text">
      <style:text-properties officeooo:rsid="001d3191"/>
    </style:style>
    <style:style style:name="T13" style:family="text">
      <style:text-properties officeooo:rsid="001f1a3a"/>
    </style:style>
    <style:style style:name="T14" style:family="text">
      <style:text-properties officeooo:rsid="00203e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ogramme</text:h>
      <text:p text:style-name="P3"><text:span text:style-name="T2">Contenus</text:span><text:span text:style-name="T3"> :</text:span></text:p>
      <text:list xml:id="list2311043112" text:style-name="L1">
        <text:list-item>
          <text:p text:style-name="P10">Définition des notions de multiple, de diviseur, de nombre pair, de nombre impair.</text:p>
        </text:list-item>
        <text:list-item>
          <text:p text:style-name="P10">Notation |a|. Distance entre deux nombres réels.</text:p>
        </text:list-item>
        <text:list-item>
          <text:p text:style-name="P10">Exemples simples de calcul sur des expressions algébriques, en particulier sur des expressions fractionnaires.</text:p>
        </text:list-item>
        <text:list-item>
          <text:p text:style-name="P10">Ensemble des solutions d’une équation, d’une inéquation.</text:p>
        </text:list-item>
      </text:list>
      <text:p text:style-name="P1"><text:span text:style-name="T2">Capacités attendues</text:span> :</text:p>
      <text:list xml:id="list4018839982" text:style-name="L2">
        <text:list-item>
          <text:p text:style-name="P11">Modéliser et résoudre des problèmes mobilisant les notions de multiple, de diviseur, de nombre pair, de nombre impair, de nombre premier.</text:p>
        </text:list-item>
        <text:list-item>
          <text:p text:style-name="P11">Présenter les résultats fractionnaires sous forme irréductible.</text:p>
        </text:list-item>
        <text:list-item>
          <text:p text:style-name="P11">Effectuer des calculs numériques ou littéraux mettant en jeu des puissances, des racines carrées, des écritures fractionnaires.</text:p>
        </text:list-item>
      </text:list>
      <text:p text:style-name="P1"><text:span text:style-name="T2">Démonstration</text:span> :</text:p>
      <text:p text:style-name="P1"/>
      <text:p text:style-name="P4">Exemple d’algorithme<text:span text:style-name="T5"> :</text:span></text:p>
      <text:list xml:id="list3209185260" text:style-name="L3">
        <text:list-item>
          <text:p text:style-name="P12">Pour des entiers a et b donnés, déterminer le plus grand multiple de a inférieur ou égal à b.</text:p>
        </text:list-item>
        <text:list-item>
          <text:p text:style-name="P12">Déterminer si un entier naturel est premier.</text:p>
        </text:list-item>
      </text:list>
      <text:p text:style-name="P2"><text:span text:style-name="T1">Approfondissement possible</text:span><text:span text:style-name="T4"> :</text:span></text:p>
      <text:h text:style-name="P7" text:outline-level="1">Objectif<text:span text:style-name="T11">s</text:span></text:h>
      <text:list xml:id="list2154020125" text:style-name="L4">
        <text:list-item>
          <text:p text:style-name="P14">Appliquer correctement les règles de calcul usuelles.</text:p>
        </text:list-item>
        <text:list-item>
          <text:p text:style-name="P15">Rendre une fraction irréductible.</text:p>
        </text:list-item>
        <text:list-item>
          <text:p text:style-name="P13"><text:span text:style-name="T13">M</text:span><text:span text:style-name="T10">odéliser et résoudre </text:span><text:span text:style-name="T12">un problème à l’aide</text:span><text:span text:style-name="T10"> </text:span><text:span text:style-name="T12">d’</text:span><text:span text:style-name="T10">une équation </text:span><text:span text:style-name="T14">ou inéquation</text:span><text:span text:style-name="T10"> du premier degré.</text:span></text:p>
        </text:list-item>
        <text:list-item>
          <text:p text:style-name="P16">Transformer une expression littérale.</text:p>
        </text:list-item>
        <text:list-item>
          <text:p text:style-name="P17">Déterminer la distance entre deux nombres réels.</text:p>
        </text:list-item>
      </text:list>
      <text:h text:style-name="P8" text:outline-level="1"><text:soft-page-break/>Séances</text:h>
      <text:h text:style-name="P9" text:outline-level="3">Séance 1</text:h>
      <text:p text:style-name="P5">Rappels de calculs (feuille d’exercices) <text:span text:style-name="T6">[</text:span><text:span text:style-name="T7">Objectif 1</text:span><text:span text:style-name="T9">].</text:span></text:p>
      <text:h text:style-name="P9" text:outline-level="3">Séance 2</text:h>
      <text:p text:style-name="P6">Rappels de calculs (feuille d’exercices) <text:span text:style-name="T6">[</text:span><text:span text:style-name="T7">Objectif </text:span><text:span text:style-name="T8">2</text:span><text:span text:style-name="T9">].</text:span></text:p>
      <text:h text:style-name="Heading_20_3" text:outline-level="3">Séance 3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9-05T19:23:00.139453646</dc:date>
    <meta:editing-duration>PT2H50M30S</meta:editing-duration>
    <meta:editing-cycles>28</meta:editing-cycles>
    <meta:document-statistic meta:table-count="0" meta:image-count="0" meta:object-count="0" meta:page-count="2" meta:paragraph-count="27" meta:word-count="198" meta:character-count="1292" meta:non-whitespace-character-count="1135"/>
  </office:meta>
</office:document-meta>
</file>